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25.438cm" fo:min-width="18.322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308cm" fo:min-width="18.322cm" fo:padding-top="0.137cm" fo:padding-bottom="0.137cm" fo:padding-left="0.262cm" fo:padding-right="0.26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66cm"/>
      <style:paragraph-properties style:writing-mode="lr-tb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0.361cm" fo:min-width="0cm"/>
    </style:style>
    <style:style style:name="gr5" style:family="graphic" style:parent-style-name="standard">
      <style:graphic-properties draw:fill="solid" draw:fill-color="#009900" draw:textarea-horizontal-align="justify" draw:textarea-vertical-align="middle" draw:auto-grow-height="false" fo:min-height="0.01cm" fo:min-width="3.843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1.154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522cm"/>
    </style:style>
    <style:style style:name="gr8" style:family="graphic" style:parent-style-name="standard">
      <style:graphic-properties draw:fill="solid" draw:fill-color="#009900" draw:textarea-horizontal-align="justify" draw:textarea-vertical-align="middle" draw:auto-grow-height="false" fo:min-height="0.01cm" fo:min-width="6.383cm"/>
    </style:style>
    <style:style style:name="gr9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6cm"/>
      <style:paragraph-properties style:writing-mode="lr-tb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1.64cm" fo:min-width="0cm"/>
    </style:style>
    <style:style style:name="gr13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42cm"/>
      <style:paragraph-properties style:writing-mode="lr-tb"/>
    </style:style>
    <style:style style:name="gr16" style:family="graphic" style:parent-style-name="standard">
      <style:graphic-properties draw:fill="solid" draw:fill-color="#dddddd" draw:textarea-horizontal-align="justify" draw:textarea-vertical-align="middle" draw:auto-grow-height="false" fo:min-height="0.457cm" fo:min-width="0cm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1.433cm" fo:min-width="0cm"/>
    </style:style>
    <style:style style:name="gr18" style:family="graphic" style:parent-style-name="standard">
      <style:graphic-properties draw:fill="solid" draw:fill-color="#dddddd" draw:textarea-horizontal-align="justify" draw:textarea-vertical-align="middle" draw:auto-grow-height="false" fo:min-height="0.033cm" fo:min-width="0cm"/>
    </style:style>
    <style:style style:name="gr19" style:family="graphic" style:parent-style-name="standard">
      <style:graphic-properties draw:fill="solid" draw:fill-color="#ccccff" draw:textarea-horizontal-align="justify" draw:textarea-vertical-align="middle" draw:auto-grow-height="false" fo:min-height="0.029cm" fo:min-width="0.11cm"/>
    </style:style>
    <style:style style:name="gr20" style:family="graphic" style:parent-style-name="objectwithoutfill">
      <style:graphic-properties draw:stroke="dash" draw:stroke-dash="dashed-2" svg:stroke-width="0.025cm" svg:stroke-color="#000000" draw:marker-start-width="0.229cm" draw:marker-end-width="0.229cm" draw:fill="solid" draw:textarea-vertical-align="middle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solid" draw:fill-color="#009900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11pt" style:font-size-asian="11pt" style:font-size-complex="11pt"/>
    </style:style>
    <style:style style:name="P12" style:family="paragraph">
      <loext:graphic-properties draw:fill="solid" draw:fill-color="#ccccff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46cm" svg:height="25.712cm" svg:x="1.47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27cm">
          <text:p text:style-name="P2"><text:span text:style-name="T1">Title:</text:span><text:span text:style-name="T2"> <text:s/>IMU mounting variations to avoid gimbal lock <text:s/></text:span><text:span text:style-name="T1">Last Editor:</text:span><text:span text:style-name="T2"> DAE <text:s/></text:span><text:span text:style-name="T1">Ver:</text:span><text:span text:style-name="T2"> 1 <text:s text:c="2"/></text:span><text:span text:style-name="T1">Date:</text:span><text:span text:style-name="T2"> 2020-04-23 <text:s text:c="6"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862cm">
          <text:p text:style-name="P2"><text:span text:style-name="T3">Filename:</text:span><text:span text:style-name="T4"> <text:s/>SB7D-IMU-variations.odg</text:span><text:span text:style-name="T2"> <text:s text:c="8"/></text:span><text:span text:style-name="T1">Related files:</text:span><text:span text:style-name="T2"> <text:s text:c="31"/></text:span><text:span text:style-name="T1">Scale:</text:span><text:span text:style-name="T2"> not to scale <text:s text:c="6"/>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062cm" svg:height="1.199cm" svg:x="1.84cm" svg:y="3.221cm">
          <draw:text-box>
            <text:p text:style-name="P4"><text:span text:style-name="T2">Imagine you’re in the ESP32, looking sideways at the IMU.</text:span></text:p>
            <text:p text:style-name="P4"><text:span text:style-name="T2">Here’s what the current configuration would look like...</text:span></text:p>
          </draw:text-box>
        </draw:frame>
        <draw:custom-shape draw:style-name="gr4" draw:text-style-name="P6" draw:layer="layout" svg:width="0.109cm" svg:height="0.611cm" svg:x="4.608cm" svg:y="6.7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43cm" svg:height="0.26cm" svg:x="4.281cm" svg:y="6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303cm" svg:height="1.404cm" svg:x="4.52cm" svg:y="7.3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022cm" svg:height="0.097cm" svg:x="5.975cm" svg:y="6.79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883cm" svg:height="0.26cm" svg:x="3.446cm" svg:y="8.722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2.271cm" svg:height="1.115cm" svg:x="5.567cm" svg:y="6.211cm">
          <draw:text-box>
            <text:p text:style-name="P10"><text:span text:style-name="T5">MPU6050</text:span></text:p>
          </draw:text-box>
        </draw:frame>
        <draw:frame draw:style-name="gr10" draw:text-style-name="P11" draw:layer="layout" svg:width="1.911cm" svg:height="0.817cm" svg:x="8.569cm" svg:y="6.641cm">
          <draw:text-box>
            <text:p text:style-name="P10"><text:span text:style-name="T5">IMU</text:span></text:p>
          </draw:text-box>
        </draw:frame>
        <draw:frame draw:style-name="gr11" draw:text-style-name="P11" draw:layer="layout" svg:width="2.789cm" svg:height="0.71cm" svg:x="10.238cm" svg:y="8.502cm">
          <draw:text-box>
            <text:p text:style-name="P10"><text:span text:style-name="T5">Main Board</text:span></text:p>
          </draw:text-box>
        </draw:frame>
        <draw:frame draw:style-name="gr11" draw:text-style-name="P11" draw:layer="layout" svg:width="2.789cm" svg:height="0.71cm" svg:x="4.668cm" svg:y="7.549cm">
          <draw:text-box>
            <text:p text:style-name="P10"><text:span text:style-name="T5">Socket</text:span></text:p>
          </draw:text-box>
        </draw:frame>
        <draw:frame draw:style-name="gr10" draw:text-style-name="P11" draw:layer="layout" svg:width="1.911cm" svg:height="0.817cm" svg:x="3.978cm" svg:y="6.025cm">
          <draw:text-box>
            <text:p text:style-name="P10"><text:span text:style-name="T5">Pins</text:span></text:p>
          </draw:text-box>
        </draw:frame>
        <draw:custom-shape draw:style-name="gr12" draw:text-style-name="P6" draw:layer="layout" svg:width="0.109cm" svg:height="1.89cm" svg:x="13.932cm" svg:y="6.7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43cm" svg:height="0.26cm" svg:x="13.605cm" svg:y="6.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022cm" svg:height="0.097cm" svg:x="15.299cm" svg:y="6.79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062cm" svg:height="0.816cm" svg:x="4.456cm" svg:y="4.893cm">
          <draw:text-box>
            <text:p text:style-name="P4"><text:span text:style-name="T6">Mounted Configuration</text:span><text:span text:style-name="T2"> <text:s text:c="37"/></text:span><text:span text:style-name="T6">Pin Configuration</text:span></text:p>
          </draw:text-box>
        </draw:frame>
        <draw:frame draw:style-name="gr13" draw:text-style-name="P5" draw:layer="layout" svg:width="16.012cm" svg:height="1.199cm" svg:x="1.87cm" svg:y="10.433cm">
          <draw:text-box>
            <text:p text:style-name="P4"><text:span text:style-name="T2">If we had the pins on the IMU sticking up, instead of down, we could do this:</text:span></text:p>
          </draw:text-box>
        </draw:frame>
        <draw:custom-shape draw:style-name="gr4" draw:text-style-name="P6" draw:layer="layout" svg:width="0.109cm" svg:height="0.611cm" svg:x="9.008cm" svg:y="13.5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43cm" svg:height="0.26cm" draw:transform="rotate (-3.14159265358979) translate (9.323cm 13.94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303cm" svg:height="1.404cm" svg:x="8.92cm" svg:y="14.1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022cm" svg:height="0.097cm" draw:transform="rotate (-3.14159265358979) translate (7.629cm 14.043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883cm" svg:height="0.26cm" svg:x="3.446cm" svg:y="15.57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2.405cm" svg:height="0.727cm" svg:x="6.022cm" svg:y="14.018cm">
          <draw:text-box>
            <text:p text:style-name="P10"><text:span text:style-name="T5">MPU6050</text:span></text:p>
          </draw:text-box>
        </draw:frame>
        <draw:custom-shape draw:style-name="gr12" draw:text-style-name="P6" draw:layer="layout" svg:width="0.109cm" svg:height="1.89cm" svg:x="13.932cm" svg:y="13.3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343cm" svg:height="0.26cm" svg:x="13.605cm" svg:y="14.8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022cm" svg:height="0.097cm" svg:x="15.299cm" svg:y="14.74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062cm" svg:height="0.816cm" svg:x="4.456cm" svg:y="11.742cm">
          <draw:text-box>
            <text:p text:style-name="P4"><text:span text:style-name="T6">Mounted Configuration</text:span><text:span text:style-name="T2"> <text:s text:c="37"/></text:span><text:span text:style-name="T6">Pin Configuration</text:span></text:p>
          </draw:text-box>
        </draw:frame>
        <draw:frame draw:style-name="gr13" draw:text-style-name="P5" draw:layer="layout" svg:width="16.012cm" svg:height="1.199cm" svg:x="1.87cm" svg:y="17.539cm">
          <draw:text-box>
            <text:p text:style-name="P4"><text:span text:style-name="T2">If we used right angle pins, we could do this:</text:span></text:p>
          </draw:text-box>
        </draw:frame>
        <draw:custom-shape draw:style-name="gr8" draw:text-style-name="P7" draw:layer="layout" svg:width="6.883cm" svg:height="0.26cm" svg:x="3.446cm" svg:y="26.114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2.309cm" svg:height="0.792cm" draw:transform="rotate (1.5707963267949) translate (6.397cm 22.901cm)">
          <draw:text-box>
            <text:p text:style-name="P10"><text:span text:style-name="T5">MPU6050</text:span></text:p>
          </draw:text-box>
        </draw:frame>
        <draw:custom-shape draw:style-name="gr16" draw:text-style-name="P6" draw:layer="layout" svg:width="0.109cm" svg:height="0.707cm" svg:x="13.932cm" svg:y="21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343cm" svg:height="0.26cm" svg:x="13.605cm" svg:y="22.2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022cm" svg:height="0.097cm" svg:x="15.299cm" svg:y="22.12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062cm" svg:height="0.816cm" svg:x="4.456cm" svg:y="18.562cm">
          <draw:text-box>
            <text:p text:style-name="P4"><text:span text:style-name="T6">Mounted Configuration</text:span><text:span text:style-name="T2"> <text:s text:c="37"/></text:span><text:span text:style-name="T6">Pin Configuration</text:span></text:p>
          </draw:text-box>
        </draw:frame>
        <draw:custom-shape draw:style-name="gr17" draw:text-style-name="P6" draw:layer="layout" svg:width="0.109cm" svg:height="1.683cm" draw:transform="rotate (1.5707963267949) translate (11.997cm 21.651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109cm" svg:height="0.283cm" draw:transform="rotate (0.432143522793796) translate (13.825cm 21.747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109cm" svg:height="0.283cm" draw:transform="rotate (0.959931088596881) translate (13.628cm 21.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61cm" svg:height="0.279cm" svg:x="13.01cm" svg:y="21.4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109cm" svg:height="0.707cm" draw:transform="rotate (1.5707963267949) translate (6.844cm 23.6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343cm" svg:height="0.26cm" draw:transform="rotate (1.5707963267949) translate (7.112cm 23.92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022cm" svg:height="0.097cm" draw:transform="rotate (1.5707963267949) translate (7.015cm 22.234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0.109cm" svg:height="1.683cm" draw:transform="rotate (-3.14159265358979) translate (6.538cm 25.536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109cm" svg:height="0.283cm" draw:transform="rotate (2.00293984958869) translate (6.634cm 23.70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109cm" svg:height="0.283cm" draw:transform="rotate (2.53072741539178) translate (6.517cm 23.9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61cm" svg:height="0.279cm" draw:transform="rotate (1.5707963267949) translate (6.345cm 24.52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303cm" svg:height="1.404cm" svg:x="6.327cm" svg:y="24.719cm">
          <text:p/>
          <draw:enhanced-geometry svg:viewBox="0 0 21600 21600" draw:type="rectangle" draw:enhanced-path="M 0 0 L 21600 0 21600 21600 0 21600 0 0 Z N"/>
        </draw:custom-shape>
        <draw:line draw:style-name="gr20" draw:text-style-name="P13" draw:layer="layout" svg:x1="1.799cm" svg:y1="9.949cm" svg:x2="19.504cm" svg:y2="9.949cm">
          <text:p/>
        </draw:line>
        <draw:line draw:style-name="gr20" draw:text-style-name="P13" draw:layer="layout" svg:x1="1.799cm" svg:y1="16.95cm" svg:x2="19.504cm" svg:y2="16.9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203%" draw:distance="127%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9T23:49:15.537000000</meta:creation-date>
    <dc:date>2020-04-24T01:07:28.111000000</dc:date>
    <meta:editing-duration>PT32M42S</meta:editing-duration>
    <meta:editing-cycles>6</meta:editing-cycles>
    <meta:generator>LibreOffice/6.3.5.2$Windows_X86_64 LibreOffice_project/dd0751754f11728f69b42ee2af66670068624673</meta:generator>
    <meta:document-statistic meta:object-count="50"/>
  </office:meta>
</office:document-meta>
</file>